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7.209cm"/>
    </style:style>
    <style:style style:name="co3" style:family="table-column">
      <style:table-column-properties fo:break-before="auto" style:column-width="5.161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7.85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Q1,Q2,Q3,Q4</text:p>
          </table:table-cell>
          <table:table-cell office:value-type="string">
            <text:p>TO-247</text:p>
          </table:table-cell>
          <table:table-cell office:value-type="float" office:value="4">
            <text:p>4</text:p>
          </table:table-cell>
          <table:table-cell office:value-type="string">
            <text:p>IRFP4310ZPbF</text:p>
          </table:table-cell>
          <table:table-cell office:value-type="string">
            <text:p>Digi-Key: IRFP4310ZPBF-N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5,U6</text:p>
          </table:table-cell>
          <table:table-cell office:value-type="string">
            <text:p>TO-92_Inline_Narrow_Oval</text:p>
          </table:table-cell>
          <table:table-cell office:value-type="float" office:value="2">
            <text:p>2</text:p>
          </table:table-cell>
          <table:table-cell office:value-type="string">
            <text:p>DS18B20</text:p>
          </table:table-cell>
          <table:table-cell office:value-type="string">
            <text:p>Ebay (Digi-Key: DS18B20+-ND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1,D2,D3,D4</text:p>
          </table:table-cell>
          <table:table-cell office:value-type="string">
            <text:p>DO-214AB</text:p>
          </table:table-cell>
          <table:table-cell office:value-type="float" office:value="4">
            <text:p>4</text:p>
          </table:table-cell>
          <table:table-cell office:value-type="string">
            <text:p>SK520</text:p>
          </table:table-cell>
          <table:table-cell office:value-type="string">
            <text:p>Digi-Key: 1655-1603-1-N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29,C30</text:p>
          </table:table-cell>
          <table:table-cell office:value-type="string">
            <text:p>C_0603</text:p>
          </table:table-cell>
          <table:table-cell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Digi-Key: 1276-1936-2-N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5,C6,C7,C8,C9,C10,C11,C12,C13,C14,C15,C16,C17,C18,C19,C20,C21,C22,C23,C24,C25,C26,C27,C28</text:p>
          </table:table-cell>
          <table:table-cell office:value-type="string">
            <text:p>C_0805</text:p>
          </table:table-cell>
          <table:table-cell office:value-type="float" office:value="24">
            <text:p>24</text:p>
          </table:table-cell>
          <table:table-cell office:value-type="string">
            <text:p>3n9/250V</text:p>
          </table:table-cell>
          <table:table-cell office:value-type="string">
            <text:p>Digi-Key: 445-15288-1-N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1,C2</text:p>
          </table:table-cell>
          <table:table-cell office:value-type="string">
            <text:p>C_Radial_D16_L25_P7.5</text:p>
          </table:table-cell>
          <table:table-cell office:value-type="float" office:value="2">
            <text:p>2</text:p>
          </table:table-cell>
          <table:table-cell office:value-type="string">
            <text:p>1000u/63V</text:p>
          </table:table-cell>
          <table:table-cell office:value-type="string">
            <text:p>Digi-Key: 399-6624-N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3,C4</text:p>
          </table:table-cell>
          <table:table-cell office:value-type="string">
            <text:p>C_Rect_L18_W8_P15</text:p>
          </table:table-cell>
          <table:table-cell office:value-type="float" office:value="2">
            <text:p>2</text:p>
          </table:table-cell>
          <table:table-cell office:value-type="string">
            <text:p>2.2u/63V</text:p>
          </table:table-cell>
          <table:table-cell office:value-type="string">
            <text:p>Ebay <text:s/>(Digi-Key: 495-4176-ND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1,R14,R15</text:p>
          </table:table-cell>
          <table:table-cell office:value-type="string">
            <text:p>R_0603</text:p>
          </table:table-cell>
          <table:table-cell office:value-type="float" office:value="3">
            <text:p>3</text:p>
          </table:table-cell>
          <table:table-cell office:value-type="string">
            <text:p>4k7</text:p>
          </table:table-cell>
          <table:table-cell office:value-type="string">
            <text:p>Digi-Key: 311-4.70KHRTR-N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2,R3,R4,R5,R6,R7,R8,R9,R10,R11,R12,R13</text:p>
          </table:table-cell>
          <table:table-cell office:value-type="string">
            <text:p>R_2512</text:p>
          </table:table-cell>
          <table:table-cell office:value-type="float" office:value="12">
            <text:p>12</text:p>
          </table:table-cell>
          <table:table-cell office:value-type="string">
            <text:p>1</text:p>
          </table:table-cell>
          <table:table-cell office:value-type="string">
            <text:p>Digi-Key: CRM2512-JW-1R0ELFCT-N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3</text:p>
          </table:table-cell>
          <table:table-cell office:value-type="string">
            <text:p>PinHeaderMale_2x08</text:p>
          </table:table-cell>
          <table:table-cell office:value-type="float" office:value="1">
            <text:p>1</text:p>
          </table:table-cell>
          <table:table-cell office:value-type="string">
            <text:p>CONTRO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4,U1,U2,U3</text:p>
          </table:table-cell>
          <table:table-cell office:value-type="string">
            <text:p>GateDriverMain</text:p>
          </table:table-cell>
          <table:table-cell office:value-type="float" office:value="4">
            <text:p>4</text:p>
          </table:table-cell>
          <table:table-cell office:value-type="string">
            <text:p>GateDriver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1</text:p>
          </table:table-cell>
          <table:table-cell office:value-type="string">
            <text:p>PowerPad15_5_via</text:p>
          </table:table-cell>
          <table:table-cell office:value-type="float" office:value="1">
            <text:p>1</text:p>
          </table:table-cell>
          <table:table-cell office:value-type="string">
            <text:p>PWR_IN+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2</text:p>
          </table:table-cell>
          <table:table-cell office:value-type="string">
            <text:p>PowerPad15_5_via</text:p>
          </table:table-cell>
          <table:table-cell office:value-type="float" office:value="1">
            <text:p>1</text:p>
          </table:table-cell>
          <table:table-cell office:value-type="string">
            <text:p>PWR_GND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4</text:p>
          </table:table-cell>
          <table:table-cell office:value-type="string">
            <text:p>PowerPad15_5_via</text:p>
          </table:table-cell>
          <table:table-cell office:value-type="float" office:value="1">
            <text:p>1</text:p>
          </table:table-cell>
          <table:table-cell office:value-type="string">
            <text:p>PWR_OUT_L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5</text:p>
          </table:table-cell>
          <table:table-cell office:value-type="string">
            <text:p>PowerPad15_5_via</text:p>
          </table:table-cell>
          <table:table-cell office:value-type="float" office:value="1">
            <text:p>1</text:p>
          </table:table-cell>
          <table:table-cell office:value-type="string">
            <text:p>PWR_OUT_L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1,M2,M3,M4</text:p>
          </table:table-cell>
          <table:table-cell office:value-type="string">
            <text:p>MH7x3</text:p>
          </table:table-cell>
          <table:table-cell office:value-type="float" office:value="4">
            <text:p>4</text:p>
          </table:table-cell>
          <table:table-cell office:value-type="string">
            <text:p>MountingHole</text:p>
          </table:table-cell>
          <table:table-cell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29.09.2016</text:date>, <text:time>20:1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20:15:11.88</dc:date>
    <dc:creator>Kurt Skauen</dc:creator>
    <meta:generator>OpenOffice/4.0.1$Win32 OpenOffice.org_project/401m5$Build-9714</meta:generator>
    <meta:editing-duration>P1DT23H53M3S</meta:editing-duration>
    <meta:editing-cycles>4</meta:editing-cycles>
    <meta:document-statistic meta:table-count="1" meta:cell-count="95" meta:object-count="0"/>
  </office:meta>
</office:document-meta>
</file>